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8pt" fo:font-style="italic" style:text-underline-style="solid" style:text-underline-width="auto" style:text-underline-color="font-color" fo:font-weight="bold" officeooo:rsid="000033be" officeooo:paragraph-rsid="000033be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fo:font-style="italic" style:text-underline-style="solid" style:text-underline-width="auto" style:text-underline-color="font-color" fo:font-weight="bold" officeooo:rsid="000033be" officeooo:paragraph-rsid="000033be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0033be" officeooo:paragraph-rsid="000033be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normal" officeooo:rsid="00057278" officeooo:paragraph-rsid="00057278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style:text-underline-style="solid" style:text-underline-width="auto" style:text-underline-color="font-color" fo:font-weight="bold" officeooo:rsid="000033be" officeooo:paragraph-rsid="000033b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style:text-underline-style="solid" style:text-underline-width="auto" style:text-underline-color="font-color" fo:font-weight="bold" officeooo:rsid="000033be" officeooo:paragraph-rsid="0001e28d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0033be" officeooo:paragraph-rsid="0001e28d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0033be" officeooo:paragraph-rsid="000033be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Code Pro" fo:font-size="11pt" fo:font-style="normal" style:text-underline-style="none" fo:font-weight="normal" officeooo:rsid="000033be" officeooo:paragraph-rsid="0001e28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ource Code Pro" fo:font-size="11pt" fo:font-style="normal" style:text-underline-style="none" fo:font-weight="normal" officeooo:rsid="000033be" officeooo:paragraph-rsid="000033b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1e28d" style:font-style-asian="normal" style:font-weight-asian="normal" style:font-style-complex="normal" style:font-weight-complex="normal"/>
    </style:style>
    <style:style style:name="T3" style:family="text">
      <style:text-properties style:font-name="Source Code Pr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officeooo:rsid="0001e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080 : Microprocessor Systems Lab</text:p>
      <text:p text:style-name="P2">Experiment – 2</text:p>
      <text:p text:style-name="P3"/>
      <text:p text:style-name="P4">Submitted By : Chayan Deb</text:p>
      <text:p text:style-name="P4">Roll No. : 121801012</text:p>
      <text:p text:style-name="P3"/>
      <text:p text:style-name="P6">Exercise-1:<text:span text:style-name="T1"> The commented code for Exercise-1 is attached below :</text:span></text:p>
      <text:p text:style-name="P7"/>
      <text:p text:style-name="P6"><text:span text:style-name="T1"><text:tab/></text:span><text:span text:style-name="T3">;<text:tab/>EXPERIMENT_1<text:tab/>;Title for the code</text:span></text:p>
      <text:p text:style-name="P9">equate_val EQU 0xAAAAAAAA<text:tab/>;Define equate_val equal to 0xAAAAAAAA</text:p>
      <text:p text:style-name="P9"><text:tab/><text:tab/>AREA code_area, CODE, READONLY<text:tab/>;Telling uVision that this part is code region</text:p>
      <text:p text:style-name="P9"><text:tab/><text:tab/>EXPORT __main<text:tab/>;exporting to main</text:p>
      <text:p text:style-name="P9"><text:tab/><text:tab/>ALIGN<text:tab/>;To align everything automatically</text:p>
      <text:p text:style-name="P9"><text:tab/><text:tab/>ENTRY</text:p>
      <text:p text:style-name="P9">__main<text:tab/>PROC<text:tab/>;Starting of the main function</text:p>
      <text:p text:style-name="P9"><text:tab/><text:tab/>LDR R1,const_val<text:tab/>;Load register r1 with the constant value 0X55555555</text:p>
      <text:p text:style-name="P9"><text:tab/><text:tab/>LDR R0,=const_val<text:tab/>;Load register r0 with the address of the constant value</text:p>
      <text:p text:style-name="P9"><text:tab/><text:tab/>LDR R1,[R0]<text:tab/><text:tab/><text:tab/>;Load the contents found in r0 into r1</text:p>
      <text:p text:style-name="P9"><text:tab/><text:tab/>LDRH R1,[R0]<text:tab/><text:tab/>;Load the contents found in r0 into r1 but only the last half word (16 bits) </text:p>
      <text:p text:style-name="P9"><text:tab/><text:tab/>LDRB R1,[R0]<text:tab/><text:tab/>;Load the contents found in r0 into r1 but only the last byte (8 bits) </text:p>
      <text:p text:style-name="P9"><text:tab/><text:tab/>LDR R0,=equate_val<text:tab/>;Load <text:s/>into r0, the value of the constant defined in the begining (0xAAAAAAAA)</text:p>
      <text:p text:style-name="P9"><text:tab/><text:tab/>LDR R1,=const_val<text:tab/>;Load <text:s/>into r1, the address of the constant_val variable stored in the memory</text:p>
      <text:p text:style-name="P9"><text:tab/><text:tab/>STR R0,[R1]<text:tab/><text:tab/><text:tab/>;Trying to store the contents of r0 into the memory location found inside r1</text:p>
      <text:p text:style-name="P9"><text:tab/><text:tab/><text:tab/><text:tab/><text:tab/><text:tab/><text:tab/>;But failing to do so due to the read only nature of the code region and the variable was declared inside the code region</text:p>
      <text:p text:style-name="P9"><text:tab/><text:tab/>MOV R2,R0<text:tab/><text:tab/><text:tab/>;Move the contents of r0 into r2</text:p>
      <text:p text:style-name="P9"><text:tab/><text:tab/>MOVS R2,#0<text:tab/><text:tab/><text:tab/>;Move and set the flags for moving 0 into the register r2</text:p>
      <text:p text:style-name="P9"><text:tab/><text:tab/>B __main<text:tab/><text:tab/><text:tab/>;Branch and go to the __main part again.... This creates an infinite loop</text:p>
      <text:p text:style-name="P9"><text:tab/><text:tab/>ENDP</text:p>
      <text:p text:style-name="P9"/>
      <text:p text:style-name="P9"/>
      <text:p text:style-name="P9">const_val DCD 0X55555555</text:p>
      <text:p text:style-name="P9"><text:tab/><text:tab/></text:p>
      <text:p text:style-name="P9"><text:tab/><text:tab/>AREA data_area, DATA, READWRITE</text:p>
      <text:p text:style-name="P9"><text:tab/><text:tab/>END</text:p>
      <text:p text:style-name="P9"/>
      <text:p text:style-name="P9"><text:soft-page-break/></text:p>
      <text:p text:style-name="P9"/>
      <text:p text:style-name="P9"/>
      <text:p text:style-name="P9"/>
      <text:p text:style-name="P6">Exercise-<text:span text:style-name="T4">2</text:span>:<text:span text:style-name="T1"> The commented code for Exercise-</text:span><text:span text:style-name="T2">2</text:span><text:span text:style-name="T1"> is attached below :</text:span></text:p>
      <text:p text:style-name="P7"/>
      <text:p text:style-name="P6"><text:span text:style-name="T1"><text:tab/></text:span><text:span text:style-name="T3">;Provide a title for the program mentioning its purpose</text:span></text:p>
      <text:p text:style-name="P9">value1<text:tab/><text:tab/>EQU 50<text:tab/><text:tab/>;Define value1 as 50</text:p>
      <text:p text:style-name="P9">value2 <text:tab/><text:tab/>EQU 123<text:tab/><text:tab/>;Define value2 as 123</text:p>
      <text:p text:style-name="P9">value3 <text:tab/><text:tab/>EQU 0xFFFFFFF0<text:tab/><text:tab/>;Define value2 as 0xFFFFFFF0</text:p>
      <text:p text:style-name="P9"><text:tab/><text:tab/><text:tab/>AREA code_area, CODE, READONLY</text:p>
      <text:p text:style-name="P9"><text:tab/><text:tab/><text:tab/>EXPORT __main</text:p>
      <text:p text:style-name="P9"><text:tab/><text:tab/><text:tab/>ALIGN</text:p>
      <text:p text:style-name="P9"><text:tab/><text:tab/><text:tab/>ENTRY</text:p>
      <text:p text:style-name="P9">__main <text:tab/><text:tab/>PROC</text:p>
      <text:p text:style-name="P9"><text:tab/><text:tab/><text:tab/>MOVS R0,#0<text:tab/><text:tab/>;Move the value 0 into R0</text:p>
      <text:p text:style-name="P9"><text:tab/><text:tab/><text:tab/>LDR R1,=value1<text:tab/>;Load the register R1 with value1</text:p>
      <text:p text:style-name="P9"><text:tab/><text:tab/><text:tab/>LDR R2,=value2<text:tab/>;Load the register R2 with value2</text:p>
      <text:p text:style-name="P9"><text:tab/><text:tab/><text:tab/>LDR R3,=value3<text:tab/>;Load the register R3 with value3</text:p>
      <text:p text:style-name="P9"><text:tab/><text:tab/><text:tab/>MSR APSR,R0<text:tab/><text:tab/>;Loading the special register APSR-Application PSR with the value stored in R0</text:p>
      <text:p text:style-name="P9"><text:tab/><text:tab/><text:tab/>ADDS R2,R1<text:tab/><text:tab/>;Add with set R2+R1 and store in R2</text:p>
      <text:p text:style-name="P9"><text:tab/><text:tab/><text:tab/>SUBS R2,R1<text:tab/><text:tab/>;Subtract with set R2-R1 and store in R2</text:p>
      <text:p text:style-name="P9"><text:tab/><text:tab/><text:tab/>ADDS R3,R1<text:tab/><text:tab/>;Add with set R3+R1 and store in R3</text:p>
      <text:p text:style-name="P9"><text:tab/><text:tab/><text:tab/>SUBS R3,R1<text:tab/><text:tab/>;Subtract with set R3-R1 and store in R3</text:p>
      <text:p text:style-name="P9"><text:tab/><text:tab/><text:tab/>MSR APSR,R0<text:tab/><text:tab/>;Loading the special register APSR-Application PSR with the value stored in R0</text:p>
      <text:p text:style-name="P9"><text:tab/><text:tab/><text:tab/>ADD R3,R1<text:tab/><text:tab/>;Add with set R3+R1 and store in R3</text:p>
      <text:p text:style-name="P9"><text:tab/><text:tab/><text:tab/>CMP R1,R2<text:tab/><text:tab/>;Compare R1 with R2 and set flags</text:p>
      <text:p text:style-name="P9"><text:tab/><text:tab/><text:tab/>CMP R2,R1<text:tab/><text:tab/>;Compare R2 with R1 and set flags</text:p>
      <text:p text:style-name="P9"><text:tab/><text:tab/><text:tab/>CMP R1,R1<text:tab/><text:tab/>;Compare R1 with R1 and set flags</text:p>
      <text:p text:style-name="P9"><text:tab/><text:tab/><text:tab/>CMP R1,#0x40<text:tab/>;Compare R1 with 0x40 and set flags</text:p>
      <text:p text:style-name="P9"><text:tab/><text:tab/><text:tab/>CMP R2,#0x40<text:tab/>;Compare R2 with 0x40 and set flags</text:p>
      <text:p text:style-name="P9"><text:tab/><text:tab/><text:tab/>CMN R1,R3<text:tab/><text:tab/>;Compare R1 with negative of R3 and set flags</text:p>
      <text:p text:style-name="P9"><text:tab/><text:tab/><text:tab/>CMN R1,R3<text:tab/><text:tab/>;Compare R1 with negative of R3 and set flags</text:p>
      <text:p text:style-name="P9">here <text:tab/><text:tab/>B here<text:tab/><text:tab/><text:tab/>;infinite end loop</text:p>
      <text:p text:style-name="P9"><text:tab/><text:tab/><text:tab/>ENDP</text:p>
      <text:p text:style-name="P9"><text:tab/><text:tab/><text:tab/>AREA data_area, DATA, READWRITE</text:p>
      <text:p text:style-name="P9"><text:tab/><text:tab/><text:tab/>END</text:p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Exercise-<text:span text:style-name="T4">3</text:span>:<text:span text:style-name="T1"> The commented code for Exercise-</text:span><text:span text:style-name="T2">3</text:span><text:span text:style-name="T1"> is attached below :</text:span></text:p>
      <text:p text:style-name="P7"/>
      <text:p text:style-name="P6"><text:span text:style-name="T1"><text:tab/></text:span><text:span text:style-name="T3">;Provide a title for the program mentioning its purpose</text:span></text:p>
      <text:p text:style-name="P9"><text:tab/><text:tab/><text:tab/>AREA code_area, CODE, READONLY</text:p>
      <text:p text:style-name="P9"><text:tab/><text:tab/><text:tab/>EXPORT __main</text:p>
      <text:p text:style-name="P9"><text:tab/><text:tab/><text:tab/>ALIGN</text:p>
      <text:p text:style-name="P9"><text:tab/><text:tab/><text:tab/>ENTRY</text:p>
      <text:p text:style-name="P9">__main <text:tab/><text:tab/>PROC</text:p>
      <text:p text:style-name="P9">pos1 <text:tab/><text:tab/>B pos3<text:tab/><text:tab/>;Redirecting to the memory address of pos3</text:p>
      <text:p text:style-name="P9">pos2 <text:tab/><text:tab/>B pos4<text:tab/><text:tab/>;Redirecting to the memory address of pos4</text:p>
      <text:p text:style-name="P9">pos3 <text:tab/><text:tab/>B pos2<text:tab/><text:tab/>;Redirecting to the memory address of pos2</text:p>
      <text:p text:style-name="P9">pos4 <text:tab/><text:tab/>B pos1<text:tab/><text:tab/>;Redirecting to the memory address of pos1 and this loop of redirecting will continue forever</text:p>
      <text:p text:style-name="P9">here <text:tab/><text:tab/>B here<text:tab/><text:tab/>;infinite end loop</text:p>
      <text:p text:style-name="P9"><text:tab/><text:tab/><text:tab/>ENDP</text:p>
      <text:p text:style-name="P9"><text:tab/><text:tab/><text:tab/>END</text:p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Exercise-<text:span text:style-name="T4">4</text:span>:<text:span text:style-name="T1"> The commented code for Exercise-</text:span><text:span text:style-name="T2">4</text:span><text:span text:style-name="T1"> is attached below :</text:span></text:p>
      <text:p text:style-name="P7"/>
      <text:p text:style-name="P6"><text:span text:style-name="T1"><text:tab/></text:span><text:span text:style-name="T3">;Provide a title for the program mentioning its purpose</text:span></text:p>
      <text:p text:style-name="P9"><text:tab/><text:tab/><text:tab/>AREA code_area, CODE, READONLY</text:p>
      <text:p text:style-name="P9"><text:tab/><text:tab/><text:tab/>EXPORT __main</text:p>
      <text:p text:style-name="P9"><text:tab/><text:tab/><text:tab/>ALIGN</text:p>
      <text:p text:style-name="P9"><text:tab/><text:tab/><text:tab/>ENTRY</text:p>
      <text:p text:style-name="P9">__main <text:tab/><text:tab/>PROC</text:p>
      <text:p text:style-name="P9">rst_cnt <text:tab/>MOVS R0,#3<text:tab/><text:tab/>;move the value 3 into register R0</text:p>
      <text:p text:style-name="P9">dec_cnt <text:tab/>SUBS R0,#1<text:tab/><text:tab/>;subtract with set flags R0 = R0 - 1</text:p>
      <text:p text:style-name="P9"><text:tab/><text:tab/><text:tab/>BNE dec_cnt<text:tab/><text:tab/>;if the zero flag is not set, go back to dec_cnt and do that operation again</text:p>
      <text:p text:style-name="P9"><text:tab/><text:tab/><text:tab/>B rst_cnt<text:tab/><text:tab/>;if the zero flag is set, go to rst_cnt and keep looping forever</text:p>
      <text:p text:style-name="P9">here <text:tab/><text:tab/>B here<text:tab/><text:tab/><text:tab/>;infinite ending loop</text:p>
      <text:p text:style-name="P9"><text:tab/><text:tab/><text:tab/>ENDP</text:p>
      <text:p text:style-name="P9"><text:tab/><text:tab/><text:tab/>EN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><text:soft-page-break/></text:p>
      <text:p text:style-name="P6"/>
      <text:p text:style-name="P6"/>
      <text:p text:style-name="P6">Exercise-<text:span text:style-name="T4">5</text:span>:<text:span text:style-name="T1"> The commented code for Exercise-</text:span><text:span text:style-name="T2">5</text:span><text:span text:style-name="T1"> is attached below :</text:span></text:p>
      <text:p text:style-name="P7"/>
      <text:p text:style-name="P6"><text:span text:style-name="T1"><text:tab/></text:span><text:span text:style-name="T3">;Provide a title for the program mentioning its purpose</text:span></text:p>
      <text:p text:style-name="P9"><text:tab/><text:tab/><text:tab/><text:tab/>AREA code_area, CODE, READONLY</text:p>
      <text:p text:style-name="P9"><text:tab/><text:tab/><text:tab/><text:tab/>EXPORT __main</text:p>
      <text:p text:style-name="P9"><text:tab/><text:tab/><text:tab/><text:tab/>ALIGN</text:p>
      <text:p text:style-name="P9"><text:tab/><text:tab/><text:tab/><text:tab/>ENTRY</text:p>
      <text:p text:style-name="P9">__main <text:tab/><text:tab/><text:tab/>PROC</text:p>
      <text:p text:style-name="P9">loop <text:tab/><text:tab/><text:tab/>LDR R0,=value1<text:tab/><text:tab/>;Loading R0 with the address of value1</text:p>
      <text:p text:style-name="P9"><text:tab/><text:tab/><text:tab/><text:tab/>BL change_value<text:tab/><text:tab/>;Branch to change_value with link to the current memory address, works like a function call</text:p>
      <text:p text:style-name="P9"><text:tab/><text:tab/><text:tab/><text:tab/>LDR R0,=value2<text:tab/><text:tab/>;Loading R0 with the address of value2</text:p>
      <text:p text:style-name="P9"><text:tab/><text:tab/><text:tab/><text:tab/>BL change_value<text:tab/><text:tab/>;Branch to change_value with link to the current memory address, works like a function call</text:p>
      <text:p text:style-name="P9"><text:tab/><text:tab/><text:tab/><text:tab/>B loop</text:p>
      <text:p text:style-name="P9"/>
      <text:p text:style-name="P9">change_value <text:tab/>PUSH {R1,R2} <text:tab/><text:tab/>;Pushing the <text:s/>values of R1 and R2 in the stack memory</text:p>
      <text:p text:style-name="P9"><text:tab/><text:tab/><text:tab/><text:tab/>LDR R1,[R0]<text:tab/><text:tab/><text:tab/>;Loading the address of of R0 into R1</text:p>
      <text:p text:style-name="P9"><text:tab/><text:tab/><text:tab/><text:tab/>ADDS R1,#1<text:tab/><text:tab/><text:tab/>;Adding the value of R1 with 1 along with setting the flags</text:p>
      <text:p text:style-name="P9"><text:tab/><text:tab/><text:tab/><text:tab/>EORS R1,R0<text:tab/><text:tab/><text:tab/>;Bitwise Exclusive OR operation of R0 and R1, stored in R1 and setting flags</text:p>
      <text:p text:style-name="P9"><text:tab/><text:tab/><text:tab/><text:tab/>MOVS R2,#0xFF<text:tab/><text:tab/>;Moving the value 0xFF in R2</text:p>
      <text:p text:style-name="P9"><text:tab/><text:tab/><text:tab/><text:tab/>ANDS R1,R2<text:tab/><text:tab/><text:tab/>;Bitwise AND operation between R1 and R2, with setting flags</text:p>
      <text:p text:style-name="P9"><text:tab/><text:tab/><text:tab/><text:tab/>STR R1,[R0]<text:tab/><text:tab/><text:tab/>;Store the value in R1 in the address given by R0</text:p>
      <text:p text:style-name="P9"><text:tab/><text:tab/><text:tab/><text:tab/>POP {R1,R2}<text:tab/><text:tab/><text:tab/>;Popping values from the stack into R1 and R2</text:p>
      <text:p text:style-name="P9"><text:tab/><text:tab/><text:tab/><text:tab/>BX LR<text:tab/><text:tab/><text:tab/><text:tab/>;Return to the address stored in the link register</text:p>
      <text:p text:style-name="P9">here <text:tab/><text:tab/><text:tab/>B here<text:tab/><text:tab/><text:tab/><text:tab/>;Infinite ending loop</text:p>
      <text:p text:style-name="P9"><text:tab/><text:tab/><text:tab/><text:tab/>ENDP</text:p>
      <text:p text:style-name="P9"><text:tab/><text:tab/><text:tab/><text:tab/>AREA data_area, DATA, READWRITE</text:p>
      <text:p text:style-name="P9">value1 SPACE 4<text:tab/><text:tab/><text:tab/><text:tab/><text:tab/><text:tab/>;Storing value1 = 4 in the data memory</text:p>
      <text:p text:style-name="P9">value2 SPACE 4<text:tab/><text:tab/><text:tab/><text:tab/><text:tab/><text:tab/>;Storing value2 = 4 in the data memory</text:p>
      <text:p text:style-name="P9"><text:tab/><text:tab/><text:tab/><text:tab/>END</text:p>
      <text:p text:style-name="P9"/>
      <text:p text:style-name="P9"/>
      <text:p text:style-name="P9"/>
      <text:p text:style-name="P9"/>
      <text:p text:style-name="P9"><text:soft-page-break/></text:p>
      <text:p text:style-name="P6"/>
      <text:p text:style-name="P6"/>
      <text:p text:style-name="P6"/>
      <text:p text:style-name="P6"/>
      <text:p text:style-name="P6">Exercise-6:<text:span text:style-name="T1"> The commented code for Exercise-6 is attached below :</text:span></text:p>
      <text:p text:style-name="P3"/>
      <text:p text:style-name="P5"><text:span text:style-name="T1"><text:tab/></text:span><text:span text:style-name="T3">;<text:tab/>EXPERIMENT_6<text:tab/>Title for the code</text:span></text:p>
      <text:p text:style-name="P10">n_val EQU 4<text:tab/>;Define equate_val equal to 0xAAAAAAAA</text:p>
      <text:p text:style-name="P10"><text:tab/><text:tab/>AREA code_area, CODE, READONLY<text:tab/>;Telling uVision that this part is code region</text:p>
      <text:p text:style-name="P10"><text:tab/><text:tab/>EXPORT __main<text:tab/>;exporting to main</text:p>
      <text:p text:style-name="P10"><text:tab/><text:tab/>ALIGN<text:tab/>;To align everything automatically</text:p>
      <text:p text:style-name="P10"><text:tab/><text:tab/>ENTRY</text:p>
      <text:p text:style-name="P10">__main<text:tab/>PROC<text:tab/>;Starting of the main function</text:p>
      <text:p text:style-name="P10"><text:tab/><text:tab/>MOVS R0, #1<text:tab/>; result</text:p>
      <text:p text:style-name="P10"><text:tab/><text:tab/>MOVS R1, #1<text:tab/>; i</text:p>
      <text:p text:style-name="P10">loop<text:tab/>CMP R1, #n_val<text:tab/>; check if i == n_val</text:p>
      <text:p text:style-name="P10"><text:tab/><text:tab/>BEQ _end<text:tab/><text:tab/>; banch to _end if i value is equal to n_val</text:p>
      <text:p text:style-name="P10"><text:tab/><text:tab/>ADDS <text:s/>R1, R1, #1<text:tab/>; incrementing i value by 1</text:p>
      <text:p text:style-name="P10"><text:tab/><text:tab/>MULS R0, R1, R0<text:tab/><text:tab/>; multiply result with incremented value of i</text:p>
      <text:p text:style-name="P10"><text:tab/><text:tab/>B loop<text:tab/><text:tab/><text:tab/><text:tab/>; go back to loop and check the branching condition</text:p>
      <text:p text:style-name="P10">_end<text:tab/>B _end<text:tab/><text:tab/><text:tab/><text:tab/>; infinite end loop</text:p>
      <text:p text:style-name="P10"><text:tab/><text:tab/>ENDP</text:p>
      <text:p text:style-name="P10"><text:tab/><text:tab/>EN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5">Exercise-7:<text:span text:style-name="T1"> The commented code for Exercise-7 is attached below :</text:span></text:p>
      <text:p text:style-name="P3"/>
      <text:p text:style-name="P5"><text:span text:style-name="T1"><text:tab/></text:span><text:span text:style-name="T3">;<text:tab/>EXPERIMENT_7<text:tab/>Title for the code</text:span></text:p>
      <text:p text:style-name="P10">n_val EQU 6<text:tab/>; Define n value</text:p>
      <text:p text:style-name="P10"><text:tab/><text:tab/>AREA code_area, CODE, READONLY<text:tab/>;Telling uVision that this part is code region</text:p>
      <text:p text:style-name="P10"><text:tab/><text:tab/>EXPORT __main<text:tab/>;exporting to main</text:p>
      <text:p text:style-name="P10"><text:tab/><text:tab/>ALIGN<text:tab/>;To align everything automatically</text:p>
      <text:p text:style-name="P10"><text:tab/><text:tab/>ENTRY</text:p>
      <text:p text:style-name="P10">__main<text:tab/>PROC<text:tab/>;Starting of the main function</text:p>
      <text:p text:style-name="P10"><text:tab/><text:tab/>MOVS R0, #1</text:p>
      <text:p text:style-name="P10"><text:tab/><text:tab/>MOVS R1, #n_val</text:p>
      <text:p text:style-name="P10"><text:tab/><text:tab/>MOVS R2, #0</text:p>
      <text:p text:style-name="P10">_test<text:tab/>CMP R0, #10</text:p>
      <text:p text:style-name="P10"><text:tab/><text:tab/>BEQ _end</text:p>
      <text:p text:style-name="P10"><text:tab/><text:tab/>ADDS R0, R0, #1</text:p>
      <text:p text:style-name="P10"><text:tab/><text:tab/>LSRS R1, R1, #1</text:p>
      <text:p text:style-name="P10"><text:tab/><text:tab/>BCS _parity</text:p>
      <text:p text:style-name="P10"><text:tab/><text:tab/>B _test</text:p>
      <text:p text:style-name="P10">_parity<text:tab/>ADDS R2, R2, #1</text:p>
      <text:p text:style-name="P10"><text:tab/><text:tab/>B _test</text:p>
      <text:p text:style-name="P10">_end<text:tab/>B _end</text:p>
      <text:p text:style-name="P10"><text:tab/><text:tab/>ENDP</text:p>
      <text:p text:style-name="P10"><text:tab/><text:tab/>EN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5">Exercise-8:<text:span text:style-name="T1"> The commented code for Exercise-8 is attached below :</text:span></text:p>
      <text:p text:style-name="P3"/>
      <text:p text:style-name="P5"><text:span text:style-name="T1"><text:tab/></text:span><text:span text:style-name="T3">;<text:tab/>EXPERIMENT_8<text:tab/>Title for the code</text:span></text:p>
      <text:p text:style-name="P10"><text:tab/><text:tab/>AREA code_area, CODE, READONLY<text:tab/>;Telling uVision that this part is code region</text:p>
      <text:p text:style-name="P10"><text:tab/><text:tab/>EXPORT __main<text:tab/>;exporting to main</text:p>
      <text:p text:style-name="P10"><text:tab/><text:tab/>ALIGN<text:tab/>;To align everything automatically</text:p>
      <text:p text:style-name="P10"><text:tab/><text:tab/>ENTRY</text:p>
      <text:p text:style-name="P10">__main<text:tab/>PROC<text:tab/>;Starting of the main function</text:p>
      <text:p text:style-name="P10"><text:tab/><text:tab/>LDR R3, _size</text:p>
      <text:p text:style-name="P10"><text:tab/><text:tab/>SUBS R3, R3, #1<text:tab/>;r3 having array size</text:p>
      <text:p text:style-name="P10"><text:tab/><text:tab/>MOVS R2, #0<text:tab/><text:tab/>;counter</text:p>
      <text:p text:style-name="P10"><text:tab/><text:tab/>ADR R4, _array</text:p>
      <text:p text:style-name="P10"><text:tab/><text:tab/>LDR R0, [R4]</text:p>
      <text:p text:style-name="P10"><text:tab/><text:tab/>ADDS R4, R4, #4</text:p>
      <text:p text:style-name="P10"><text:tab/><text:tab/>ADDS R2, R2, #1</text:p>
      <text:p text:style-name="P10">_loop<text:tab/>CMP R2, R3</text:p>
      <text:p text:style-name="P10"><text:tab/><text:tab/>BEQ _end</text:p>
      <text:p text:style-name="P10"><text:tab/><text:tab/>LDR R5, [R4]</text:p>
      <text:p text:style-name="P10"><text:tab/><text:tab/>ADDS R4, R4, #4</text:p>
      <text:p text:style-name="P10"><text:tab/><text:tab/>ADDS R2, R2, #1</text:p>
      <text:p text:style-name="P10"><text:tab/><text:tab/>CMP R5, R0</text:p>
      <text:p text:style-name="P10"><text:tab/><text:tab/>BGT _max</text:p>
      <text:p text:style-name="P10"><text:tab/><text:tab/>B _loop</text:p>
      <text:p text:style-name="P10">_max<text:tab/>MOVS R0, R5</text:p>
      <text:p text:style-name="P10"><text:tab/><text:tab/>MOVS R1, R2</text:p>
      <text:p text:style-name="P10"><text:tab/><text:tab/>B _loop</text:p>
      <text:p text:style-name="P10">_end<text:tab/>B _end</text:p>
      <text:p text:style-name="P10"><text:tab/><text:tab/>ENDP</text:p>
      <text:p text:style-name="P10"/>
      <text:p text:style-name="P10">_array<text:tab/>DCD 1, 21, 3, -1</text:p>
      <text:p text:style-name="P10">_size<text:tab/>DCD 4</text:p>
      <text:p text:style-name="P10"><text:tab/><text:tab/></text:p>
      <text:p text:style-name="P10"><text:tab/><text:tab/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4T06:37:53.915000000</meta:creation-date>
    <meta:editing-duration>PT44S</meta:editing-duration>
    <meta:editing-cycles>2</meta:editing-cycles>
    <meta:generator>LibreOffice/6.3.4.2$Windows_X86_64 LibreOffice_project/60da17e045e08f1793c57c00ba83cdfce946d0aa</meta:generator>
    <dc:date>2020-06-24T06:39:11.500000000</dc:date>
    <meta:document-statistic meta:table-count="0" meta:image-count="0" meta:object-count="0" meta:page-count="8" meta:paragraph-count="187" meta:word-count="1241" meta:character-count="7246" meta:non-whitespace-character-count="5715"/>
  </office:meta>
</office:document-meta>
</file>